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0000001AF5CE1235E578705F0.png" manifest:media-type="image/png"/>
  <manifest:file-entry manifest:full-path="Pictures/1000000100000687000001040CF2B22BCA7D4875.png" manifest:media-type="image/png"/>
  <manifest:file-entry manifest:full-path="Pictures/10000001000006B00000025BEF27041C796FFD59.png" manifest:media-type="image/png"/>
  <manifest:file-entry manifest:full-path="Pictures/100000010000042C0000018C1BA992D2BF0E4E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P3" style:family="paragraph" style:parent-style-name="Standard">
      <style:text-properties fo:font-size="18pt" officeooo:rsid="000f78b9" officeooo:paragraph-rsid="00176663" style:font-size-asian="15.75pt" style:font-size-complex="18pt"/>
    </style:style>
    <style:style style:name="P4" style:family="paragraph" style:parent-style-name="Standard">
      <style:text-properties fo:font-size="18pt" officeooo:rsid="000f78b9" officeooo:paragraph-rsid="0018dd37" style:font-size-asian="15.75pt" style:font-size-complex="18pt"/>
    </style:style>
    <style:style style:name="P5" style:family="paragraph" style:parent-style-name="Standard">
      <style:text-properties fo:font-size="18pt" fo:font-weight="bold" officeooo:rsid="000d867d" officeooo:paragraph-rsid="00155f34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0d867d" officeooo:paragraph-rsid="000d867d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0f78b9" officeooo:paragraph-rsid="000f78b9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0f78b9" officeooo:paragraph-rsid="0015dd11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55f34" officeooo:paragraph-rsid="000d867d" style:font-size-asian="15.75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1029e8" officeooo:paragraph-rsid="001029e8" style:font-size-asian="15.75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16a0c9" officeooo:paragraph-rsid="001029e8" style:font-size-asian="15.75pt" style:font-weight-asian="bold" style:font-size-complex="18pt" style:font-weight-complex="bold"/>
    </style:style>
    <style:style style:name="P12" style:family="paragraph" style:parent-style-name="Standard">
      <style:text-properties fo:font-size="20pt" fo:font-weight="bold" officeooo:rsid="000d867d" officeooo:paragraph-rsid="000d867d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18pt" fo:font-weight="bold" officeooo:rsid="000f78b9" officeooo:paragraph-rsid="0018dd37" style:font-size-asian="15.75pt" style:font-weight-asian="bold" style:font-size-complex="18pt" style:font-weight-complex="bold"/>
    </style:style>
    <style:style style:name="T1" style:family="text">
      <style:text-properties officeooo:rsid="000d867d"/>
    </style:style>
    <style:style style:name="T2" style:family="text">
      <style:text-properties fo:color="#c9211e" loext:opacity="100%" fo:font-size="24pt" style:text-underline-style="solid" style:text-underline-width="auto" style:text-underline-color="font-color" fo:font-weight="bold" officeooo:rsid="000d867d" style:font-size-asian="24pt" style:font-weight-asian="bold" style:font-size-complex="24pt" style:font-weight-complex="bold"/>
    </style:style>
    <style:style style:name="T3" style:family="text">
      <style:text-properties fo:color="#c9211e" loext:opacity="100%" fo:font-size="24pt" style:text-underline-style="solid" style:text-underline-width="auto" style:text-underline-color="font-color" fo:font-weight="bold" officeooo:rsid="0018dd37" style:font-size-asian="24pt" style:font-weight-asian="bold" style:font-size-complex="2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6663"/>
    </style:style>
    <style:style style:name="T6" style:family="text">
      <style:text-properties officeooo:rsid="0018dd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2">SQL Assignment </text:span><text:span text:style-name="T3">9</text:span><text:span text:style-name="T1"> </text:span></text:p>
      <text:p text:style-name="P12"><text:span text:style-name="T6">Querying Multiple tables at once</text:span><text:span text:style-name="T5"> </text:span>.</text:p>
      <text:p text:style-name="P5">1)</text:p>
      <text:p text:style-name="P5"><draw:frame draw:style-name="fr1" draw:name="Image1" text:anchor-type="char" svg:width="20.001cm" svg:height="7.414cm" draw:z-index="0"><draw:image xlink:href="Pictures/100000010000042C0000018C1BA992D2BF0E4EB8.png" xlink:type="simple" xlink:show="embed" xlink:actuate="onLoad" draw:mime-type="image/png"/></draw:frame></text:p>
      <text:p text:style-name="P2"><text:s/><text:span text:style-name="T4">2)</text:span></text:p>
      <text:p text:style-name="P6"/>
      <text:p text:style-name="P9"><draw:frame draw:style-name="fr1" draw:name="Image2" text:anchor-type="char" svg:width="20.5cm" svg:height="7.22cm" draw:z-index="1"><draw:image xlink:href="Pictures/10000001000006B00000025BEF27041C796FFD59.png" xlink:type="simple" xlink:show="embed" xlink:actuate="onLoad" draw:mime-type="image/png"/></draw:frame></text:p>
      <text:p text:style-name="P4"><text:s text:c="4"/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3)</text:p>
      <text:p text:style-name="P13"/>
      <text:p text:style-name="P3"><draw:frame draw:style-name="fr1" draw:name="Image3" text:anchor-type="char" svg:width="20.5cm" svg:height="3.992cm" draw:z-index="2"><draw:image xlink:href="Pictures/1000000100000687000001040CF2B22BCA7D4875.png" xlink:type="simple" xlink:show="embed" xlink:actuate="onLoad" draw:mime-type="image/png"/></draw:frame><text:s text:c="17"/></text:p>
      <text:p text:style-name="P7"/>
      <text:p text:style-name="P8">4)</text:p>
      <text:p text:style-name="P10"/>
      <text:p text:style-name="P10"><draw:frame draw:style-name="fr1" draw:name="Image4" text:anchor-type="char" svg:width="20.5cm" svg:height="5.757cm" draw:z-index="3"><draw:image xlink:href="Pictures/1000000100000730000001AF5CE1235E578705F0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15:12.032519525</meta:creation-date>
    <dc:date>2023-09-14T15:43:09.363081429</dc:date>
    <meta:editing-duration>PT31M53S</meta:editing-duration>
    <meta:editing-cycles>9</meta:editing-cycles>
    <meta:generator>LibreOffice/7.3.7.2$Linux_X86_64 LibreOffice_project/30$Build-2</meta:generator>
    <meta:document-statistic meta:table-count="0" meta:image-count="4" meta:object-count="0" meta:page-count="2" meta:paragraph-count="8" meta:word-count="13" meta:character-count="85" meta:non-whitespace-character-count="51"/>
  </office:meta>
</office:document-meta>
</file>